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 Mono for Powerline" svg:font-family="'Roboto Mono for Powerline'" style:font-pitch="variable"/>
    <style:font-face style:name="Roboto Mono for Powerline1" svg:font-family="'Roboto Mono for Powerline'" style:font-adornments="Regular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Roboto Mono for Powerline"/>
    </style:style>
    <style:style style:name="ce3" style:family="table-cell" style:parent-style-name="Default">
      <style:table-cell-properties fo:background-color="#ffffa6"/>
      <style:text-properties style:font-name="Roboto Mono for Powerline"/>
    </style:style>
    <style:style style:name="ce4" style:family="table-cell" style:parent-style-name="Default">
      <style:table-cell-properties fo:background-color="#b4c7dc"/>
      <style:text-properties style:font-name="Roboto Mono for Powerline"/>
    </style:style>
    <style:style style:name="ce5" style:family="table-cell" style:parent-style-name="Default">
      <style:table-cell-properties fo:background-color="#b3cac7"/>
      <style:text-properties style:font-name="Roboto Mono for Powerline"/>
    </style:style>
    <style:style style:name="ce17" style:family="table-cell" style:parent-style-name="Default" style:data-style-name="N10129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0129">
      <style:table-cell-properties style:text-align-source="fix" style:repeat-content="false"/>
      <style:paragraph-properties fo:text-align="end" fo:margin-left="0in"/>
      <style:text-properties style:font-name="Roboto Mono for Powerline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Roboto Mono for Powerline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style:font-name="Roboto Mono for Powerline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Roboto Mono for Powerline"/>
    </style:style>
    <style:style style:name="ce10" style:family="table-cell" style:parent-style-name="Default" style:data-style-name="N0">
      <style:text-properties style:font-name="Roboto Mono for Powerli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Roboto Mono for Powerline"/>
    </style:style>
    <style:style style:name="ce25" style:family="table-cell" style:parent-style-name="Default" style:data-style-name="N10129">
      <style:text-properties style:font-name="Roboto Mono for Powerline"/>
    </style:style>
    <style:style style:name="ce13" style:family="table-cell" style:parent-style-name="Default" style:data-style-name="N4">
      <style:text-properties style:font-name="Roboto Mono for Powerline"/>
    </style:style>
    <style:style style:name="ce27" style:family="table-cell" style:parent-style-name="Default" style:data-style-name="N11">
      <style:text-properties style:font-name="Roboto Mono for Powerline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4" table:number-columns-repeated="1016" table:default-cell-style-name="ce1"/>
        <table:table-row table:style-name="ro1">
          <table:table-cell table:style-name="Default"/>
          <table:table-cell table:style-name="Default" office:value-type="string" calcext:value-type="string">
            <text:p>km to ride</text:p>
          </table:table-cell>
          <table:table-cell table:style-name="ce11" office:value-type="float" office:value="40" calcext:value-type="float">
            <text:p>40</text:p>
          </table:table-cell>
          <table:table-cell table:style-name="Default" table:number-columns-repeated="2"/>
          <table:table-cell table:style-name="Default" office:value-type="string" calcext:value-type="string">
            <text:p>miles parking fac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27" office:value-type="percentage" office:value="0.3" calcext:value-type="percentage">
            <text:p>30.00%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weekend?</text:p>
          </table:table-cell>
          <table:table-cell table:style-name="ce11" office:value-type="string" calcext:value-type="string">
            <text:p>no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Base cost</text:p>
          </table:table-cell>
          <table:table-cell office:value-type="string" calcext:value-type="string">
            <text:p>Hourly rate</text:p>
          </table:table-cell>
          <table:table-cell office:value-type="string" calcext:value-type="string">
            <text:p>Parking rate</text:p>
          </table:table-cell>
          <table:table-cell table:style-name="ce1" office:value-type="string" calcext:value-type="string">
            <text:p>km rate</text:p>
          </table:table-cell>
          <table:table-cell table:style-name="ce1" office:value-type="string" calcext:value-type="string">
            <text:p>km rate, after 100km</text:p>
          </table:table-cell>
          <table:table-cell table:style-name="Default" office:value-type="string" calcext:value-type="string">
            <text:p>Free km</text:p>
          </table:table-cell>
          <table:table-cell table:style-name="Default" office:value-type="string" calcext:value-type="string">
            <text:p>Free hours</text:p>
          </table:table-cell>
          <table:table-cell office:value-type="string" calcext:value-type="string">
            <text:p>Weekend cos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iles</text:p>
          </table:table-cell>
          <table:table-cell table:style-name="ce17" table:formula="of:=[.D7]+([.C2]*60*[.F7]*[.F$2])+[.C1]*[.G7]" office:value-type="currency" office:currency="EUR" office:value="46.64" calcext:value-type="currency">
            <text:p>46.64 €</text:p>
          </table:table-cell>
          <table:table-cell office:value-type="string" calcext:value-type="string">
            <text:p>Crafter</text:p>
          </table:table-cell>
          <table:table-cell table:style-name="ce25" office:value-type="currency" office:currency="EUR" office:value="1" calcext:value-type="currency">
            <text:p>1.00 €</text:p>
          </table:table-cell>
          <table:table-cell/>
          <table:table-cell office:value-type="float" office:value="0.29" calcext:value-type="float">
            <text:p>0.29</text:p>
          </table:table-cell>
          <table:table-cell table:style-name="ce1" office:value-type="float" office:value="0.88" calcext:value-type="float">
            <text:p>0.88</text:p>
          </table:table-cell>
          <table:table-cell table:style-name="ce1"/>
          <table:table-cell table:style-name="Default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iles 3h&amp;40</text:p>
          </table:table-cell>
          <table:table-cell table:style-name="ce18" table:formula="of:=IF(AND([.C$2]&lt;=[.J8]; [.C$1]&lt;=[.I8]);[.D8];&quot;no&quot;)" office:value-type="currency" office:currency="EUR" office:value="45" calcext:value-type="currency">
            <text:p>45.00 €</text:p>
          </table:table-cell>
          <table:table-cell office:value-type="string" calcext:value-type="string">
            <text:p>Crafter</text:p>
          </table:table-cell>
          <table:table-cell table:style-name="ce25" office:value-type="currency" office:currency="EUR" office:value="45" calcext:value-type="currency">
            <text:p>45.00 €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iles 6h&amp;60</text:p>
          </table:table-cell>
          <table:table-cell table:style-name="ce18" table:formula="of:=IF(AND([.C$2]&lt;=[.J9]; [.C$1]&lt;=[.I9]);IF([.B8]=&quot;no&quot;;[.D9]; &quot;no&quot;);&quot;no&quot;)" office:value-type="string" office:string-value="no" calcext:value-type="string">
            <text:p>no</text:p>
          </table:table-cell>
          <table:table-cell office:value-type="string" calcext:value-type="string">
            <text:p>Crafter</text:p>
          </table:table-cell>
          <table:table-cell table:style-name="ce25" office:value-type="currency" office:currency="EUR" office:value="59" calcext:value-type="currency">
            <text:p>59.00 €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iles 1d&amp;125</text:p>
          </table:table-cell>
          <table:table-cell table:style-name="ce18" table:formula="of:=IF(AND([.C$2]&lt;=[.J10]; [.C$1]&lt;=[.I10]);IF(AND([.B9]=&quot;no&quot;; [.B8]=&quot;no&quot;);[.D10]; &quot;no&quot;);&quot;no&quot;)" office:value-type="string" office:string-value="no" calcext:value-type="string">
            <text:p>no</text:p>
          </table:table-cell>
          <table:table-cell office:value-type="string" calcext:value-type="string">
            <text:p>Crafter</text:p>
          </table:table-cell>
          <table:table-cell table:style-name="ce25" office:value-type="currency" office:currency="EUR" office:value="99" calcext:value-type="currency">
            <text:p>99.00 €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iles 2d&amp;250</text:p>
          </table:table-cell>
          <table:table-cell table:style-name="ce18" table:formula="of:=IF(AND([.C$2]&lt;=[.J11]; [.C$1]&lt;=[.I11]);IF(AND([.B10]=&quot;no&quot;; AND([.B9]=&quot;no&quot;; [.B8]=&quot;no&quot;));[.D11]; &quot;no&quot;);&quot;no&quot;)" office:value-type="string" office:string-value="no" calcext:value-type="string">
            <text:p>no</text:p>
          </table:table-cell>
          <table:table-cell office:value-type="string" calcext:value-type="string">
            <text:p>Crafter</text:p>
          </table:table-cell>
          <table:table-cell table:style-name="ce25" office:value-type="currency" office:currency="EUR" office:value="195" calcext:value-type="currency">
            <text:p>195.00 €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iles 3d&amp;375</text:p>
          </table:table-cell>
          <table:table-cell table:style-name="ce18" table:formula="of:=IF(AND([.C$2]&lt;=[.J12]; [.C$1]&lt;=[.I12]);IF(AND([.B11]=&quot;no&quot;; AND([.B10]=&quot;no&quot;; AND([.B9]=&quot;no&quot;; [.B8]=&quot;no&quot;)));[.D12]; &quot;no&quot;);&quot;no&quot;)" office:value-type="string" office:string-value="no" calcext:value-type="string">
            <text:p>no</text:p>
          </table:table-cell>
          <table:table-cell office:value-type="string" calcext:value-type="string">
            <text:p>Crafter</text:p>
          </table:table-cell>
          <table:table-cell table:style-name="ce25" office:value-type="currency" office:currency="EUR" office:value="279" calcext:value-type="currency">
            <text:p>279.00 €</text:p>
          </table:table-cell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72" calcext:value-type="float">
            <text:p>72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SIXT Share</text:p>
          </table:table-cell>
          <table:table-cell table:style-name="ce18" table:formula="of:=IF([.C1]&gt;[.I13]; &quot;extra km&quot;; [.C2]*60*[.F13])" office:value-type="currency" office:currency="EUR" office:value="34.8" calcext:value-type="currency">
            <text:p>34.80 €</text:p>
          </table:table-cell>
          <table:table-cell office:value-type="string" calcext:value-type="string">
            <text:p>E-Crafter</text:p>
          </table:table-cell>
          <table:table-cell table:style-name="ce25"/>
          <table:table-cell/>
          <table:table-cell office:value-type="float" office:value="0.29" calcext:value-type="float">
            <text:p>0.2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SIXT Share 3h</text:p>
          </table:table-cell>
          <table:table-cell table:style-name="ce18" table:formula="of:=IF(AND([.C$2]&lt;=[.J14]; [.C$1]&lt;=[.I14]);[.D14]+IF([.C3]=&quot;yes&quot;; [.K14]; 0);&quot;no&quot;)" office:value-type="currency" office:currency="EUR" office:value="39" calcext:value-type="currency">
            <text:p>39.00 €</text:p>
          </table:table-cell>
          <table:table-cell office:value-type="string" calcext:value-type="string">
            <text:p>E-Crafter</text:p>
          </table:table-cell>
          <table:table-cell table:style-name="ce25" office:value-type="currency" office:currency="EUR" office:value="39" calcext:value-type="currency">
            <text:p>39.00 €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5" office:value-type="currency" office:currency="EUR" office:value="5" calcext:value-type="currency">
            <text:p>5.00 €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IXT Share 6h</text:p>
          </table:table-cell>
          <table:table-cell table:style-name="ce18" table:formula="of:=IF(AND([.C$2]&lt;=[.J15]; [.C$1]&lt;=[.I15]);IF([.B14]=&quot;no&quot;;[.D15]+IF([.C3]=&quot;yes&quot;; [.K15]; 0);&quot;no&quot;);&quot;no&quot;)" office:value-type="string" office:string-value="no" calcext:value-type="string">
            <text:p>no</text:p>
          </table:table-cell>
          <table:table-cell office:value-type="string" calcext:value-type="string">
            <text:p>E-Crafter</text:p>
          </table:table-cell>
          <table:table-cell table:style-name="ce25" office:value-type="currency" office:currency="EUR" office:value="65" calcext:value-type="currency">
            <text:p>65.00 €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25" office:value-type="currency" office:currency="EUR" office:value="20" calcext:value-type="currency">
            <text:p>20.00 €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IXT Share 1d</text:p>
          </table:table-cell>
          <table:table-cell table:style-name="ce18" table:formula="of:=IF(AND([.C$2]&lt;=[.J16]; [.C$1]&lt;=[.I16]);IF(AND([.B15]=&quot;no&quot;; [.B14]=&quot;no&quot;);[.D16]+IF([.C3]=&quot;yes&quot;; [.K16]; 0);&quot;no&quot;);&quot;no&quot;)" office:value-type="string" office:string-value="no" calcext:value-type="string">
            <text:p>no</text:p>
          </table:table-cell>
          <table:table-cell office:value-type="string" calcext:value-type="string">
            <text:p>E-Crafter</text:p>
          </table:table-cell>
          <table:table-cell table:style-name="ce25" office:value-type="currency" office:currency="EUR" office:value="89" calcext:value-type="currency">
            <text:p>89.00 €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table:style-name="ce25" office:value-type="currency" office:currency="EUR" office:value="40" calcext:value-type="currency">
            <text:p>40.00 €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IXT Share 2d</text:p>
          </table:table-cell>
          <table:table-cell table:style-name="ce18" table:formula="of:=IF(AND([.C$2]&lt;=[.J17]; [.C$1]&lt;=[.I17]);IF(AND([.B16]=&quot;no&quot;; AND([.B15]=&quot;no&quot;; [.B14]=&quot;no&quot;));[.D17]+IF([.C3]=&quot;yes&quot;; [.K17]; 0);&quot;no&quot;);&quot;no&quot;)" office:value-type="string" office:string-value="no" calcext:value-type="string">
            <text:p>no</text:p>
          </table:table-cell>
          <table:table-cell office:value-type="string" calcext:value-type="string">
            <text:p>E-Crafter</text:p>
          </table:table-cell>
          <table:table-cell table:style-name="ce25" office:value-type="currency" office:currency="EUR" office:value="139" calcext:value-type="currency">
            <text:p>139.00 €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table:style-name="ce25" office:value-type="currency" office:currency="EUR" office:value="36" calcext:value-type="currency">
            <text:p>36.00 €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is Rent</text:p>
          </table:table-cell>
          <table:table-cell table:style-name="ce18" table:formula="of:=[.D18]+IF([.C$1]&lt;150;0;([.C$1]-100)*[.H18])" office:value-type="currency" office:currency="EUR" office:value="90" calcext:value-type="currency">
            <text:p>90.00 €</text:p>
          </table:table-cell>
          <table:table-cell office:value-type="string" calcext:value-type="string">
            <text:p>Crafter</text:p>
          </table:table-cell>
          <table:table-cell table:style-name="ce25" table:formula="of:=50+40" office:value-type="currency" office:currency="EUR" office:value="90" calcext:value-type="currency">
            <text:p>90.00 €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Parking factor history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 calcext:value-type="string">
            <text:p>Name of trip</text:p>
          </table:table-cell>
          <table:table-cell table:style-name="ce8" office:value-type="string" calcext:value-type="string">
            <text:p>Total time</text:p>
          </table:table-cell>
          <table:table-cell office:value-type="string" calcext:value-type="string">
            <text:p>Parking time</text:p>
          </table:table-cell>
          <table:table-cell office:value-type="string" calcext:value-type="string">
            <text:p>Fa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 Umzug zum Hermannplatz, minimales Laden</text:p>
          </table:table-cell>
          <table:table-cell table:style-name="ce9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13" table:formula="of:=[.C22]/[.B22]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ch und Standing Desk in Mitte</text:p>
          </table:table-cell>
          <table:table-cell table:style-name="ce9"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table:style-name="ce13" table:formula="of:=[.C23]/[.B23]" office:value-type="float" office:value="0.419047619047619" calcext:value-type="float">
            <text:p>0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o Staubsauger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style-name="ce13" table:formula="of:=[.C24]/[.B24]" office:value-type="float" office:value="0.22" calcext:value-type="float">
            <text:p>0.22</text:p>
          </table:table-cell>
          <table:table-cell table:number-columns-repeated="1020"/>
        </table:table-row>
        <table:table-row table:style-name="ro1" table:number-rows-repeated="8">
          <table:table-cell/>
          <table:table-cell table:style-name="ce9"/>
          <table:table-cell/>
          <table:table-cell table:style-name="ce13"/>
          <table:table-cell table:number-columns-repeated="1020"/>
        </table:table-row>
        <table:table-row table:style-name="ro1" table:number-rows-repeated="2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1">
          <table:table-cell table:formula="of:=18.5-9" office:value-type="float" office:value="9.5" calcext:value-type="float">
            <text:p>9.5</text:p>
          </table:table-cell>
          <table:table-cell table:style-name="ce10"/>
          <table:table-cell/>
          <table:table-cell table:style-name="ce13"/>
          <table:table-cell table:number-columns-repeated="1020"/>
        </table:table-row>
        <table:table-row table:style-name="ro1" table:number-rows-repeated="3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 Mono for Powerline" svg:font-family="'Roboto Mono for Powerline'" style:font-pitch="variable"/>
    <style:font-face style:name="Roboto Mono for Powerline1" svg:font-family="'Roboto Mono for Powerline'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9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9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9P0"/>
    </number:currency-style>
    <style:style style:name="Default" style:family="table-cell">
      <style:text-properties style:font-name="Roboto Mono for Powerline1" fo:font-family="'Roboto Mono for Powerline'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07:58:48.8111599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12:11:40.207919030</meta:creation-date>
    <dc:title>calc-Roboto-Mono</dc:title>
    <meta:editing-duration>PT12H14M51S</meta:editing-duration>
    <meta:editing-cycles>21</meta:editing-cycles>
    <meta:generator>LibreOffice/7.5.7.1$Linux_X86_64 LibreOffice_project/50$Build-1</meta:generator>
    <dc:date>2023-10-18T08:09:51.727568862</dc:date>
    <meta:document-statistic meta:table-count="1" meta:cell-count="111" meta:object-count="0"/>
    <meta:template xlink:type="simple" xlink:actuate="onRequest" xlink:title="calc-Roboto-Mono" xlink:href="../../.config/libreoffice/4/user/template/calc-Roboto-Mono.ots" meta:date="2022-07-07T12:11:39.699374667"/>
  </office:meta>
</office:document-meta>
</file>